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789cm" fo:break-before="auto" style:use-optimal-row-height="fals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2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Nombres" table:style-name="ta1">
        <office:forms form:automatic-focus="false" form:apply-design-mode="false"/>
        <table:table-column table:style-name="co1" table:default-cell-style-name="ce12"/>
        <table:table-column table:style-name="co1" table:number-columns-repeated="998" table:default-cell-style-name="ce14"/>
        <table:table-row table:style-name="ro1">
          <table:table-cell table:style-name="ce11" office:value-type="string" calcext:value-type="string">
            <text:p>Ave</text:p>
          </table:table-cell>
          <table:table-cell table:style-name="ce13" office:value-type="string" calcext:value-type="string">
            <text:p>Tamaño</text:p>
          </table:table-cell>
          <table:table-cell table:style-name="ce13" office:value-type="string" calcext:value-type="string">
            <text:p>Pico forma</text:p>
          </table:table-cell>
          <table:table-cell table:style-name="ce11" office:value-type="string" calcext:value-type="string">
            <text:p>Pico grosor</text:p>
          </table:table-cell>
          <table:table-cell table:style-name="ce11" office:value-type="string" calcext:value-type="string">
            <text:p>Pico longitud</text:p>
          </table:table-cell>
          <table:table-cell table:style-name="ce13" office:value-type="string" calcext:value-type="string">
            <text:p>Comportamiento</text:p>
          </table:table-cell>
          <table:table-cell table:style-name="ce13" office:value-type="string" calcext:value-type="string">
            <text:p>Hábitat</text:p>
          </table:table-cell>
          <table:table-cell table:style-name="ce13" office:value-type="string" calcext:value-type="string">
            <text:p>Patas color</text:p>
          </table:table-cell>
          <table:table-cell table:style-name="ce13" office:value-type="string" calcext:value-type="string">
            <text:p>Pico color</text:p>
          </table:table-cell>
          <table:table-cell table:style-name="ce13" office:value-type="string" calcext:value-type="string">
            <text:p>Color</text:p>
          </table:table-cell>
          <table:table-cell table:style-name="ce13" office:value-type="string" calcext:value-type="string">
            <text:p>Ficha</text:p>
          </table:table-cell>
          <table:table-cell table:style-name="ce13" office:value-type="string" calcext:value-type="string">
            <text:p>Foto</text:p>
          </table:table-cell>
          <table:table-cell table:style-name="ce13" office:value-type="string" calcext:value-type="string">
            <text:p>Canto</text:p>
          </table:table-cell>
          <table:table-cell table:style-name="ce13" office:value-type="string" calcext:value-type="string">
            <text:p>UrlCant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bejero Europe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Árboles/ Bosque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Abejero Europe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bubill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/ Volando</text:p>
          </table:table-cell>
          <table:table-cell office:value-type="string" calcext:value-type="string">
            <text:p>Cultivos/ Herbazale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Marrón/ Negro</text:p>
          </table:table-cell>
          <table:table-cell table:number-columns-repeated="4" office:value-type="string" calcext:value-type="string">
            <text:p>Abubill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centor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/ Picoteando en el suelo</text:p>
          </table:table-cell>
          <table:table-cell office:value-type="string" calcext:value-type="string">
            <text:p>Arbustos/ Urbanos</text:p>
          </table:table-cell>
          <table:table-cell office:value-type="string" calcext:value-type="string">
            <text:p>Naranja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Acentor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h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Bosque/ Humedales</text:p>
          </table:table-cell>
          <table:table-cell office:value-type="string" calcext:value-type="string">
            <text:p>Amarillo/ Verde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Crema/ Marrón</text:p>
          </table:table-cell>
          <table:table-cell table:number-columns-repeated="4" office:value-type="string" calcext:value-type="string">
            <text:p>Agachadiza Chic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gachadiza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Bosque/ Humedales</text:p>
          </table:table-cell>
          <table:table-cell office:value-type="string" calcext:value-type="string">
            <text:p>Amarillo/ Verde</text:p>
          </table:table-cell>
          <table:table-cell office:value-type="string" calcext:value-type="string">
            <text:p>Marrón/ Negro</text:p>
          </table:table-cell>
          <table:table-cell office:value-type="string" calcext:value-type="string">
            <text:p>Crema/ Marrón</text:p>
          </table:table-cell>
          <table:table-cell table:number-columns-repeated="4" office:value-type="string" calcext:value-type="string">
            <text:p>Agachadi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teador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Árboles/ Bosque/ Urbanos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Crema/ Marrón</text:p>
          </table:table-cell>
          <table:table-cell table:number-columns-repeated="4" office:value-type="string" calcext:value-type="string">
            <text:p>Agateador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Águila Pescado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escando/ Volando</text:p>
          </table:table-cell>
          <table:table-cell office:value-type="string" calcext:value-type="string">
            <text:p>Costa/ Humedale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</text:p>
          </table:table-cell>
          <table:table-cell table:number-columns-repeated="4" table:style-name="ce15" office:value-type="string" calcext:value-type="string">
            <text:p>Águila Pescado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uilucho Lagunero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Herbazales/ Humedales/ Riber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Crema/ Marrón</text:p>
          </table:table-cell>
          <table:table-cell table:number-columns-repeated="4" table:style-name="ce15" office:value-type="string" calcext:value-type="string">
            <text:p>Aguilucho Lagunero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uilucho Lagunero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Herbazales/ Humedales/ Riber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Crema/ Gris/ Marrón</text:p>
          </table:table-cell>
          <table:table-cell table:number-columns-repeated="4" table:style-name="ce15" office:value-type="string" calcext:value-type="string">
            <text:p>Aguilucho Lagunero Mach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guja Colipint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on otras aves/ En un bando/ Hurgando en el limo</text:p>
          </table:table-cell>
          <table:table-cell office:value-type="string" calcext:value-type="string">
            <text:p>Costa/ Humeda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aranja/ Negro/ Rosa</text:p>
          </table:table-cell>
          <table:table-cell office:value-type="string" calcext:value-type="string">
            <text:p>Blanco/ Gris/ Marrón</text:p>
          </table:table-cell>
          <table:table-cell table:number-columns-repeated="4" office:value-type="string" calcext:value-type="string">
            <text:p>Aguja Colipint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lcatraz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/ Pescando/ Volando</text:p>
          </table:table-cell>
          <table:table-cell office:value-type="string" calcext:value-type="string">
            <text:p>Acantilados/ Cortados/ Costa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Azul/ Gris</text:p>
          </table:table-cell>
          <table:table-cell office:value-type="string" calcext:value-type="string">
            <text:p>Blanco/ Marrón/ Negro</text:p>
          </table:table-cell>
          <table:table-cell table:number-columns-repeated="4" table:style-name="ce15" office:value-type="string" calcext:value-type="string">
            <text:p>Alcatraz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lcotá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Alcotá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Ánade Azulón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En un bando /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Marrón/ Naranja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Ánade Azuló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nade Azulón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En un bando /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marillo/ Naranja/ Verde</text:p>
          </table:table-cell>
          <table:table-cell office:value-type="string" calcext:value-type="string">
            <text:p>Gris/ Marrón/ Verde</text:p>
          </table:table-cell>
          <table:table-cell table:number-columns-repeated="4" table:style-name="ce15" office:value-type="string" calcext:value-type="string">
            <text:p>Ánade Azuló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ndarríos Chic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Amarillo/ Verde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Blanco/ Marrón</text:p>
          </table:table-cell>
          <table:table-cell table:number-columns-repeated="4" office:value-type="string" calcext:value-type="string">
            <text:p>Andarríos Chic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rchibebe Claro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on otras aves/ <text:s/>En un bando/ Hurgando en el lim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Gris</text:p>
          </table:table-cell>
          <table:table-cell table:number-columns-repeated="4" table:style-name="ce15" office:value-type="string" calcext:value-type="string">
            <text:p>Archibebe Cla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rrendaj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/ Volando</text:p>
          </table:table-cell>
          <table:table-cell office:value-type="string" calcext:value-type="string">
            <text:p>Árboles/ Bosque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zul/ Blanco/ Marrón/ Negro</text:p>
          </table:table-cell>
          <table:table-cell table:number-columns-repeated="4" office:value-type="string" calcext:value-type="string">
            <text:p>Arrendaj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/ Volando</text:p>
          </table:table-cell>
          <table:table-cell office:value-type="string" calcext:value-type="string">
            <text:p>Acantilados/ Cortados/ <text:s/>Llanuras/ Urban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Avió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Roqu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/ Volando</text:p>
          </table:table-cell>
          <table:table-cell office:value-type="string" calcext:value-type="string">
            <text:p>Acantilados/ Cortados/ <text:s/>Llanura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</text:p>
          </table:table-cell>
          <table:table-cell table:number-columns-repeated="4" table:style-name="ce15" office:value-type="string" calcext:value-type="string">
            <text:p>Avión Roqu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Árboles/ Bosque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Azo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Bisbit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/ Picoteando en el suelo</text:p>
          </table:table-cell>
          <table:table-cell office:value-type="string" calcext:value-type="string">
            <text:p>Árboles/ Bosque/ Herbaza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Crema/ Marrón</text:p>
          </table:table-cell>
          <table:table-cell table:number-columns-repeated="4" table:style-name="ce15" office:value-type="string" calcext:value-type="string">
            <text:p>Bisbit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Buitró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Volando</text:p>
          </table:table-cell>
          <table:table-cell office:value-type="string" calcext:value-type="string">
            <text:p>Cultivos/ Herbazales/ 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rema/ Marrón</text:p>
          </table:table-cell>
          <table:table-cell table:number-columns-repeated="4" office:value-type="string" calcext:value-type="string">
            <text:p>Buitró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 /Cultivo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/ Negro</text:p>
          </table:table-cell>
          <table:table-cell table:number-columns-repeated="4" office:value-type="string" calcext:value-type="string">
            <text:p>Camachuelo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 /Cultivo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aranja/ Negro</text:p>
          </table:table-cell>
          <table:table-cell table:number-columns-repeated="4" office:value-type="string" calcext:value-type="string">
            <text:p>Camachuelo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árab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Árboles/ Bosque/ Urban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Cárab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/ Urbano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Negro</text:p>
          </table:table-cell>
          <table:table-cell table:number-columns-repeated="4" office:value-type="string" calcext:value-type="string">
            <text:p>Carb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Garrapinos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arbonero Garrapinos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rric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Cultivos/ Herbazales/ Humedales/ Rivera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Crema/ Marrón</text:p>
          </table:table-cell>
          <table:table-cell table:number-columns-repeated="4" office:value-type="string" calcext:value-type="string">
            <text:p>Carric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ernícalo Vulgar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erniéndose/ Volando</text:p>
          </table:table-cell>
          <table:table-cell office:value-type="string" calcext:value-type="string">
            <text:p>Costa/ <text:s/>Cultivos/ Herbazales/ Urban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Crema/ Gris/ Marrón</text:p>
          </table:table-cell>
          <table:table-cell table:number-columns-repeated="4" office:value-type="string" calcext:value-type="string">
            <text:p>Cernícalo Vulga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arrán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/ Pescando/ Vol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arrán Patineg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/ Pescando/ Vol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Patineg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chí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Árboles/ Arbustos/ Bosque/ Rivera</text:p>
          </table:table-cell>
          <table:table-cell table:number-columns-repeated="3" office:value-type="string" calcext:value-type="string">
            <text:p>Marrón</text:p>
          </table:table-cell>
          <table:table-cell table:number-columns-repeated="4" office:value-type="string" calcext:value-type="string">
            <text:p>Chochí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Grande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Con otras aves/ En un bando/ Picoteando en el suel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Negro</text:p>
          </table:table-cell>
          <table:table-cell office:value-type="string" calcext:value-type="string">
            <text:p>Blanco/ Marrón</text:p>
          </table:table-cell>
          <table:table-cell table:number-columns-repeated="4" office:value-type="string" calcext:value-type="string">
            <text:p>Chorlitejo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Patineg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Con otras aves/ En un bando/ Picoteando en el suel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Chorlitejo Patineg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orlito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n otras aves/ En un bando/ Hurgando en el lim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orlito Gri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tacabras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erniéndose/ Volando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hotacabras Gri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igüeña Blanc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/ Planeando/ Volando</text:p>
          </table:table-cell>
          <table:table-cell office:value-type="string" calcext:value-type="string">
            <text:p>Cultivos/ Herbazales/ Riber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Cigüeña Blan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</text:p>
          </table:table-cell>
          <table:table-cell office:value-type="string" calcext:value-type="string">
            <text:p>Árboles/ Bosque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Colirrojo Tizó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</text:p>
          </table:table-cell>
          <table:table-cell office:value-type="string" calcext:value-type="string">
            <text:p>Árboles/ Bosque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/>Naranja/ Negro</text:p>
          </table:table-cell>
          <table:table-cell table:number-columns-repeated="4" table:style-name="ce15" office:value-type="string" calcext:value-type="string">
            <text:p>Colirrojo Tizó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lalba Isabel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osado en un oteadero</text:p>
          </table:table-cell>
          <table:table-cell office:value-type="string" calcext:value-type="string">
            <text:p>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Crema</text:p>
          </table:table-cell>
          <table:table-cell table:number-columns-repeated="4" table:style-name="ce15" office:value-type="string" calcext:value-type="string">
            <text:p>Collalba Isabel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 Nadando/ Pescando/ Posado en un oteader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Moñud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 Nadando/ Pescando/ Posado en un oteader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Moñ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rneja Neg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</text:p>
          </table:table-cell>
          <table:table-cell office:value-type="string" calcext:value-type="string">
            <text:p>Árboles/ Bosque/ Cultivos/ Urbano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Corneja Neg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orrelimos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<text:s/>Con otras aves/ En un bando/ Hurgando en el limo</text:p>
          </table:table-cell>
          <table:table-cell office:value-type="string" calcext:value-type="string">
            <text:p>Costa/ 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Marrón</text:p>
          </table:table-cell>
          <table:table-cell table:number-columns-repeated="4" office:value-type="string" calcext:value-type="string">
            <text:p>Correlimos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relimos Tridáctil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Con otras aves/ <text:s/>En un bando/ Picoteando en el suelo</text:p>
          </table:table-cell>
          <table:table-cell office:value-type="string" calcext:value-type="string">
            <text:p>Costa/ 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Correlimos Tridácti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ríal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Gris / 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Cría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c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Gris/ Rojo</text:p>
          </table:table-cell>
          <table:table-cell table:number-columns-repeated="4" office:value-type="string" calcext:value-type="string">
            <text:p>Cuc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/ 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urruca Cabecinegr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/ 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egro</text:p>
          </table:table-cell>
          <table:table-cell table:number-columns-repeated="4" office:value-type="string" calcext:value-type="string">
            <text:p>Curruca Cabecinegra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Curruca Capirotad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</text:p>
          </table:table-cell>
          <table:table-cell table:number-columns-repeated="4" office:value-type="string" calcext:value-type="string">
            <text:p>Curruca Capirotada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Mosquit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Crema/ Marrón</text:p>
          </table:table-cell>
          <table:table-cell table:number-columns-repeated="4" office:value-type="string" calcext:value-type="string">
            <text:p>Curruca Mosquit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Rabilarg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Rojo</text:p>
          </table:table-cell>
          <table:table-cell table:number-columns-repeated="4" office:value-type="string" calcext:value-type="string">
            <text:p>Curruca Rabilarg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Zarc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Curruca Zarce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Cerill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Marrón/ 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</text:p>
          </table:table-cell>
          <table:table-cell table:number-columns-repeated="4" office:value-type="string" calcext:value-type="string">
            <text:p>Escribano Ceril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Montesin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Acantilados/ Cort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Gris/ Naranja/ <text:s/>Negro</text:p>
          </table:table-cell>
          <table:table-cell table:number-columns-repeated="4" office:value-type="string" calcext:value-type="string">
            <text:p>Escribano Montesin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Palustre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Negro</text:p>
          </table:table-cell>
          <table:table-cell office:value-type="string" calcext:value-type="string">
            <text:p>Blanco/ Marrón/ Negro</text:p>
          </table:table-cell>
          <table:table-cell table:number-columns-repeated="4" office:value-type="string" calcext:value-type="string">
            <text:p>Escribano Palustr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Soteñ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</text:p>
          </table:table-cell>
          <table:table-cell table:number-columns-repeated="4" office:value-type="string" calcext:value-type="string">
            <text:p>Escribano Soteñ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pátu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/ Pescando</text:p>
          </table:table-cell>
          <table:table-cell office:value-type="string" calcext:value-type="string">
            <text:p>Humeda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Espátu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</text:p>
          </table:table-cell>
          <table:table-cell office:value-type="string" calcext:value-type="string">
            <text:p>Cultivos/ Herbazales/ Urbanos/ Ribera</text:p>
          </table:table-cell>
          <table:table-cell office:value-type="string" calcext:value-type="string">
            <text:p>Naranja/ 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Pint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</text:p>
          </table:table-cell>
          <table:table-cell office:value-type="string" calcext:value-type="string">
            <text:p>Cultivos/ Herbazales/ Urbanos/ Ribera</text:p>
          </table:table-cell>
          <table:table-cell office:value-type="string" calcext:value-type="string">
            <text:p>Rojo/ Rosa</text:p>
          </table:table-cell>
          <table:table-cell office:value-type="string" calcext:value-type="string">
            <text:p>Amarillo/ Marrón/ Negr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Pin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Arbustos/ Cultivos/ Herbazale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Crema</text:p>
          </table:table-cell>
          <table:table-cell table:number-columns-repeated="4" office:value-type="string" calcext:value-type="string">
            <text:p>Faisá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Mach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Arbustos/ Cultivos/ Herbazale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jo/ Verde</text:p>
          </table:table-cell>
          <table:table-cell table:number-columns-repeated="4" office:value-type="string" calcext:value-type="string">
            <text:p>Faisán Vulgar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och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Foch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umare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Costa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egro</text:p>
          </table:table-cell>
          <table:table-cell table:number-columns-repeated="4" office:value-type="string" calcext:value-type="string">
            <text:p>Fumarel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eta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Cazando/ Pescando</text:p>
          </table:table-cell>
          <table:table-cell office:value-type="string" calcext:value-type="string">
            <text:p>Cultivos/ Humeda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table:style-name="ce15" office:value-type="string" calcext:value-type="string">
            <text:p>Garcet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rceta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eta Grand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illa Bueye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</text:p>
          </table:table-cell>
          <table:table-cell office:value-type="string" calcext:value-type="string">
            <text:p>Herbazales/ Humedales/ Ribera</text:p>
          </table:table-cell>
          <table:table-cell office:value-type="string" calcext:value-type="string">
            <text:p>Gris/ Marrón/ Roja/ Verde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illa Buey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za Real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<text:s/>Cazando/ Inmóvil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Naranja</text:p>
          </table:table-cell>
          <table:table-cell office:value-type="string" calcext:value-type="string">
            <text:p>Blanco/ Gris</text:p>
          </table:table-cell>
          <table:table-cell table:number-columns-repeated="4" table:style-name="ce15" office:value-type="string" calcext:value-type="string">
            <text:p>Garza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vilá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Árboles/ Bosque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Gavilá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Argénte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/ Con otras aves/ Volando</text:p>
          </table:table-cell>
          <table:table-cell office:value-type="string" calcext:value-type="string">
            <text:p>Cortados/ 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Argénte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Patiamaril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/ Con otras aves/ Volando</text:p>
          </table:table-cell>
          <table:table-cell office:value-type="string" calcext:value-type="string">
            <text:p>Cortados/ 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Patiamar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Reidor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/ Con otras aves/ Volando</text:p>
          </table:table-cell>
          <table:table-cell office:value-type="string" calcext:value-type="string">
            <text:p>Costa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table:style-name="ce15" office:value-type="string" calcext:value-type="string">
            <text:p>Gaviota Reido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Sombrí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/ Con otras aves/ Volando</text:p>
          </table:table-cell>
          <table:table-cell office:value-type="string" calcext:value-type="string">
            <text:p>Cortados/ 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Sombrí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/ Con otras aves/ Volando</text:p>
          </table:table-cell>
          <table:table-cell office:value-type="string" calcext:value-type="string">
            <text:p>Acantilados/ Cortados/ Llanura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Golondrin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Daúric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/ Con otras aves/ Volando</text:p>
          </table:table-cell>
          <table:table-cell office:value-type="string" calcext:value-type="string">
            <text:p>Acantilados/ Cortados/ Llanura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aranja/ Negro</text:p>
          </table:table-cell>
          <table:table-cell table:number-columns-repeated="4" office:value-type="string" calcext:value-type="string">
            <text:p>Golondrina Daúric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orrión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/ Saltando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Marrón/ 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Gorrión Común Hemb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orrión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/ Saltando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Marrón/ Rosa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Gris/ Marrón</text:p>
          </table:table-cell>
          <table:table-cell table:number-columns-repeated="4" table:style-name="ce15" office:value-type="string" calcext:value-type="string">
            <text:p>Gorrión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rrión Molin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/ Saltando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Gorrión Moliner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Halc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Acantilados/ Cortados/ Costa/ Cultivos/ Herbazales/ Urbanos</text:p>
          </table:table-cell>
          <table:table-cell office:value-type="string" calcext:value-type="string">
            <text:p>Amarillo</text:p>
          </table:table-cell>
          <table:table-cell table:number-columns-repeated="2" office:value-type="string" calcext:value-type="string">
            <text:p>Gris</text:p>
          </table:table-cell>
          <table:table-cell table:number-columns-repeated="4" office:value-type="string" calcext:value-type="string">
            <text:p>Halc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apuchi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/ 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Herrerillo Capuch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/ Urbano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Azul</text:p>
          </table:table-cell>
          <table:table-cell table:number-columns-repeated="4" office:value-type="string" calcext:value-type="string">
            <text:p>Herrerill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Jilguer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/ Blanco/ Marrón/ Negro/ Rojo</text:p>
          </table:table-cell>
          <table:table-cell table:number-columns-repeated="4" office:value-type="string" calcext:value-type="string">
            <text:p>Jilgue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avandera Blanca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Cultiv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Lavandera Blanc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Boyera Ibér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Cazando/ Moviendo la cola</text:p>
          </table:table-cell>
          <table:table-cell office:value-type="string" calcext:value-type="string">
            <text:p>Cultivos/ Herbaza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/ Gris</text:p>
          </table:table-cell>
          <table:table-cell table:number-columns-repeated="4" office:value-type="string" calcext:value-type="string">
            <text:p>Lavandera Boyera Ibé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Cascadeñ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Cazando/ Moviendo la cola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Gris</text:p>
          </table:table-cell>
          <table:table-cell table:number-columns-repeated="4" office:value-type="string" calcext:value-type="string">
            <text:p>Lavandera Cascadeñ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echuz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Volando</text:p>
          </table:table-cell>
          <table:table-cell office:value-type="string" calcext:value-type="string">
            <text:p>Árboles/ Bosque/ Urbanos</text:p>
          </table:table-cell>
          <table:table-cell table:number-columns-repeated="2" office:value-type="string" calcext:value-type="string">
            <text:p>Blanco</text:p>
          </table:table-cell>
          <table:table-cell office:value-type="string" calcext:value-type="string">
            <text:p>Blanco/ Marrón</text:p>
          </table:table-cell>
          <table:table-cell table:number-columns-repeated="4" office:value-type="string" calcext:value-type="string">
            <text:p>Lechu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úga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<text:s/>Con otras aves/ En un bando</text:p>
          </table:table-cell>
          <table:table-cell office:value-type="string" calcext:value-type="string">
            <text:p>Árboles/ Bosque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Amarillo/ Negro</text:p>
          </table:table-cell>
          <table:table-cell table:number-columns-repeated="4" office:value-type="string" calcext:value-type="string">
            <text:p>Lúgan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artín Pescad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escando/ Posado en un oteadero/ Vol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zul/ Naranja/ Verde</text:p>
          </table:table-cell>
          <table:table-cell table:number-columns-repeated="4" office:value-type="string" calcext:value-type="string">
            <text:p>Martín Pescado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ilano Negr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Árboles/ Bosque/ Riber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Mila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ir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Saltando/ Volando</text:p>
          </table:table-cell>
          <table:table-cell office:value-type="string" calcext:value-type="string">
            <text:p>Árboles/ Arbustos/ Bosques/ Cultiv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Mir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it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Rosa</text:p>
          </table:table-cell>
          <table:table-cell table:number-columns-repeated="4" office:value-type="string" calcext:value-type="string">
            <text:p>Mit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ochue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Cultivos/ Urban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 Marrón</text:p>
          </table:table-cell>
          <table:table-cell table:number-columns-repeated="4" office:value-type="string" calcext:value-type="string">
            <text:p>Mochue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rito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</text:p>
          </table:table-cell>
          <table:table-cell office:value-type="string" calcext:value-type="string">
            <text:p>Herbazales/ Humedales/ Ribera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Morit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squit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Árboles/ Arbustos/ Bosque</text:p>
          </table:table-cell>
          <table:table-cell table:number-columns-repeated="2" office:value-type="string" calcext:value-type="string">
            <text:p>Marrón/ Negro</text:p>
          </table:table-cell>
          <table:table-cell office:value-type="string" calcext:value-type="string">
            <text:p>Crema/ Marrón</text:p>
          </table:table-cell>
          <table:table-cell table:number-columns-repeated="4" office:value-type="string" calcext:value-type="string">
            <text:p>Mosquitero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Negrón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Negr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Ostrer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aranja/ Roj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Ostre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loma Torcaz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Amarillo/ Rosa</text:p>
          </table:table-cell>
          <table:table-cell office:value-type="string" calcext:value-type="string">
            <text:p>Blanco/ Gris</text:p>
          </table:table-cell>
          <table:table-cell table:number-columns-repeated="4" table:style-name="ce15" office:value-type="string" calcext:value-type="string">
            <text:p>Paloma Torcaz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pamoscas Cerroj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/ Saltando</text:p>
          </table:table-cell>
          <table:table-cell office:value-type="string" calcext:value-type="string">
            <text:p>árboles/ Bosque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table:style-name="ce15" office:value-type="string" calcext:value-type="string">
            <text:p>Papamoscas Cerroj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rd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</text:p>
          </table:table-cell>
          <table:table-cell office:value-type="string" calcext:value-type="string">
            <text:p>Costa/ Cultivos/ Llanuras</text:p>
          </table:table-cell>
          <table:table-cell office:value-type="string" calcext:value-type="string">
            <text:p>Marrón/ 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jo</text:p>
          </table:table-cell>
          <table:table-cell table:number-columns-repeated="4" table:style-name="ce15" office:value-type="string" calcext:value-type="string">
            <text:p>Pard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rdiz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Arbustos/ Cultivos/ Llanuras/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Marrón/ Naranja</text:p>
          </table:table-cell>
          <table:table-cell table:number-columns-repeated="4" office:value-type="string" calcext:value-type="string">
            <text:p>Perdiz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tirroj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Árboles/ Arbustos/ Bosqu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aranja/ Marrón</text:p>
          </table:table-cell>
          <table:table-cell table:number-columns-repeated="4" office:value-type="string" calcext:value-type="string">
            <text:p>Petirroj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co de Coral</text:p>
          </table:table-cell>
          <table:table-cell table:style-name="ce5"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/ Volando</text:p>
          </table:table-cell>
          <table:table-cell office:value-type="string" calcext:value-type="string">
            <text:p>Arbustos/ Herbazale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Gris/ Marrón/ Rojo</text:p>
          </table:table-cell>
          <table:table-cell table:number-columns-repeated="4" table:style-name="ce15" office:value-type="string" calcext:value-type="string">
            <text:p>Pico de Cor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Men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Trepando/ Volando</text:p>
          </table:table-cell>
          <table:table-cell office:value-type="string" calcext:value-type="string">
            <text:p>Árboles/ Bosque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Men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Picapino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/ Volando</text:p>
          </table:table-cell>
          <table:table-cell office:value-type="string" calcext:value-type="string">
            <text:p>Árboles/ Bosque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Pic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 Hembra</text:p>
          </table:table-cell>
          <table:table-cell table:style-name="ce15"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 Naranja/ Negro/ Marrón</text:p>
          </table:table-cell>
          <table:table-cell table:number-columns-repeated="4" office:value-type="string" calcext:value-type="string">
            <text:p>Pinzón Real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 Naranja/ Negro/ Marrón</text:p>
          </table:table-cell>
          <table:table-cell table:number-columns-repeated="4" office:value-type="string" calcext:value-type="string">
            <text:p>Pinzón Real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Marrón/ Negro</text:p>
          </table:table-cell>
          <table:table-cell table:number-columns-repeated="4" office:value-type="string" calcext:value-type="string">
            <text:p>Pinzó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Gris/ Marrón/ Negro</text:p>
          </table:table-cell>
          <table:table-cell table:number-columns-repeated="4" office:value-type="string" calcext:value-type="string">
            <text:p>Pinzón Vulgar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to Real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Trepando/ Volando</text:p>
          </table:table-cell>
          <table:table-cell office:value-type="string" calcext:value-type="string">
            <text:p>Árboles/ Bosque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Rojo/ Verde</text:p>
          </table:table-cell>
          <table:table-cell table:number-columns-repeated="4" office:value-type="string" calcext:value-type="string">
            <text:p>Pito Real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olla de Agu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Caminando/ Cazando/ 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Amarillo/ Verde</text:p>
          </table:table-cell>
          <table:table-cell office:value-type="string" calcext:value-type="string">
            <text:p>Amarillo/ Roj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Polla de Agu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orrón Europeo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/ Con otras aves/ Nadand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Porrón Europeo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orrón Europeo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/ Con otras aves/ Nadand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Gris/ Marrón/ Negro</text:p>
          </table:table-cell>
          <table:table-cell table:number-columns-repeated="4" office:value-type="string" calcext:value-type="string">
            <text:p>Porrón Europeo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atonero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Voland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table:style-name="ce15" office:value-type="string" calcext:value-type="string">
            <text:p>Rat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Lista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Árboles/ Arbustos/ Bosqu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Naranja/ Verde</text:p>
          </table:table-cell>
          <table:table-cell table:number-columns-repeated="4" office:value-type="string" calcext:value-type="string">
            <text:p>Reyezuelo Listad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Sen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Árboles/ Arbustos/ Bosqu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Naranja/ Gris/ Verde</text:p>
          </table:table-cell>
          <table:table-cell table:number-columns-repeated="4" office:value-type="string" calcext:value-type="string">
            <text:p>Reyezuelo Sen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Hembr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Costa/ Herbaz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Naranja</text:p>
          </table:table-cell>
          <table:table-cell table:number-columns-repeated="4" office:value-type="string" calcext:value-type="string">
            <text:p>Tarabilla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Mach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Costa/ Herbaz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aranja/ Negro</text:p>
          </table:table-cell>
          <table:table-cell table:number-columns-repeated="4" table:style-name="ce15" office:value-type="string" calcext:value-type="string">
            <text:p>Tarabilla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</text:p>
          </table:table-cell>
          <table:table-cell office:value-type="string" calcext:value-type="string">
            <text:p>Árboles/ <text:s/>Bosque/ Herbaza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Gris/ Naranja/ Negro/ Rosa</text:p>
          </table:table-cell>
          <table:table-cell table:number-columns-repeated="4" table:style-name="ce15" office:value-type="string" calcext:value-type="string">
            <text:p>Tórto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Turc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</text:p>
          </table:table-cell>
          <table:table-cell office:value-type="string" calcext:value-type="string">
            <text:p>Árboles/ <text:s/>Bosque/ Urban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table:style-name="ce15" office:value-type="string" calcext:value-type="string">
            <text:p>Tórtola Tur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Urrac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</text:p>
          </table:table-cell>
          <table:table-cell office:value-type="string" calcext:value-type="string">
            <text:p>Árboles/ <text:s/>Bosque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Urra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Vencej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/ Volando</text:p>
          </table:table-cell>
          <table:table-cell office:value-type="string" calcext:value-type="string">
            <text:p>Acantilados/ Cortados/ Llanuras/ Urbanos</text:p>
          </table:table-cell>
          <table:table-cell office:value-type="string" calcext:value-type="string">
            <text:p>Gris/ Negro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Vencej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Verde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/ Volando</text:p>
          </table:table-cell>
          <table:table-cell office:value-type="string" calcext:value-type="string">
            <text:p>Cultivo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Verde</text:p>
          </table:table-cell>
          <table:table-cell table:number-columns-repeated="4" office:value-type="string" calcext:value-type="string">
            <text:p>Verdecill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Verder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/ Picoteando en el suelo/ Volando</text:p>
          </table:table-cell>
          <table:table-cell office:value-type="string" calcext:value-type="string">
            <text:p>Árboles/ Bosque/ Cultivos</text:p>
          </table:table-cell>
          <table:table-cell office:value-type="string" calcext:value-type="string">
            <text:p>Marrón/ Ros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/ Verde</text:p>
          </table:table-cell>
          <table:table-cell table:number-columns-repeated="4" table:style-name="ce15" office:value-type="string" calcext:value-type="string">
            <text:p>Verder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Vuelvepiedra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Con otras aves/ En un bando/ Picoteando en el suel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aranja/ Negro</text:p>
          </table:table-cell>
          <table:table-cell table:number-columns-repeated="4" table:style-name="ce15" office:value-type="string" calcext:value-type="string">
            <text:p>Vuelvepiedras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arapito Trinador 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on otras aves/ En un bando/ Hurgando en el limo</text:p>
          </table:table-cell>
          <table:table-cell office:value-type="string" calcext:value-type="string">
            <text:p>Costa/ Humeda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table:style-name="ce15" office:value-type="string" calcext:value-type="string">
            <text:p>Zarapito Trinado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Zarcero Común-Políglot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zando/ Posado en un oteadero</text:p>
          </table:table-cell>
          <table:table-cell office:value-type="string" calcext:value-type="string">
            <text:p>Arbustos/ Cultivo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 Marrón</text:p>
          </table:table-cell>
          <table:table-cell office:value-type="string" calcext:value-type="string">
            <text:p>Marrón/ Verde</text:p>
          </table:table-cell>
          <table:table-cell table:number-columns-repeated="4" office:value-type="string" calcext:value-type="string">
            <text:p>Zarcero Común-Políglot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orza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icoteando en el suelo/ Posado en un oteadero/ Saltando</text:p>
          </table:table-cell>
          <table:table-cell office:value-type="string" calcext:value-type="string">
            <text:p>Arbustos/ Bosque/ Urban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Crema/ Marrón</text:p>
          </table:table-cell>
          <table:table-cell table:number-columns-repeated="4" office:value-type="string" calcext:value-type="string">
            <text:p>Zorzal Común</text:p>
          </table:table-cell>
          <table:table-cell table:number-columns-repeated="985"/>
        </table:table-row>
        <table:table-row table:style-name="ro7" table:number-rows-repeated="1048446">
          <table:table-cell table:number-columns-repeated="999"/>
        </table:table-row>
        <table:table-row table:style-name="ro7">
          <table:table-cell table:number-columns-repeated="999"/>
        </table:table-row>
      </table:table>
      <table:named-expressions/>
      <table:database-ranges>
        <table:database-range table:name="__Anonymous_Sheet_DB__0" table:target-range-address="Nombres.A3:Nombres.AMJ1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8">00/00/0000</text:date>, <text:time style:data-style-name="N2" text:time-value="17:57:00.47556091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55:56.168101661</meta:creation-date>
    <dc:date>2024-10-08T18:08:25.380209738</dc:date>
    <meta:editing-duration>P2DT3H14M8S</meta:editing-duration>
    <meta:editing-cycles>479</meta:editing-cycles>
    <meta:generator>LibreOffice/6.4.7.2$Linux_X86_64 LibreOffice_project/40$Build-2</meta:generator>
    <meta:document-statistic meta:table-count="1" meta:cell-count="1806" meta:object-count="0"/>
  </office:meta>
</office:document-meta>
</file>